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1.185cm" table:align="left"/>
    </style:style>
    <style:style style:name="Tableau1.A" style:family="table-column">
      <style:table-column-properties style:column-width="2.598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2.381cm"/>
    </style:style>
    <style:style style:name="Tableau1.1" style:family="table-row">
      <style:table-row-properties style:min-row-height="1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2" style:family="table-row">
      <style:table-row-properties style:min-row-height="1.431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1.334cm"/>
    </style:style>
    <style:style style:name="P1" style:family="paragraph" style:parent-style-name="Title">
      <style:text-properties officeooo:rsid="0006cd77" officeooo:paragraph-rsid="0006cd77"/>
    </style:style>
    <style:style style:name="P2" style:family="paragraph" style:parent-style-name="Standard">
      <style:text-properties officeooo:rsid="0006cd77" officeooo:paragraph-rsid="0006cd77"/>
    </style:style>
    <style:style style:name="P3" style:family="paragraph" style:parent-style-name="Title">
      <style:text-properties officeooo:rsid="0019f710" officeooo:paragraph-rsid="0007997d"/>
    </style:style>
    <style:style style:name="P4" style:family="paragraph" style:parent-style-name="Heading_20_1">
      <style:text-properties style:text-underline-style="solid" style:text-underline-width="auto" style:text-underline-color="font-color" officeooo:rsid="0019f710" officeooo:paragraph-rsid="0007997d"/>
    </style:style>
    <style:style style:name="P5" style:family="paragraph" style:parent-style-name="Heading_20_4">
      <style:text-properties officeooo:paragraph-rsid="0007997d"/>
    </style:style>
    <style:style style:name="P6" style:family="paragraph" style:parent-style-name="Heading_20_4">
      <style:text-properties officeooo:rsid="0019f710" officeooo:paragraph-rsid="0007997d"/>
    </style:style>
    <style:style style:name="P7" style:family="paragraph" style:parent-style-name="Text_20_body">
      <style:text-properties officeooo:rsid="0019f710" officeooo:paragraph-rsid="0007997d"/>
    </style:style>
    <style:style style:name="P8" style:family="paragraph" style:parent-style-name="Title">
      <style:text-properties fo:font-style="normal" style:text-underline-style="solid" style:text-underline-width="auto" style:text-underline-color="font-color" officeooo:rsid="0019f710" officeooo:paragraph-rsid="0007997d" style:font-style-asian="normal" style:font-style-complex="normal"/>
    </style:style>
    <style:style style:name="P9" style:family="paragraph" style:parent-style-name="Text_20_body">
      <style:text-properties officeooo:rsid="000d2148" officeooo:paragraph-rsid="0007997d"/>
    </style:style>
    <style:style style:name="P10" style:family="paragraph" style:parent-style-name="Text_20_body">
      <style:text-properties style:text-underline-style="solid" style:text-underline-width="auto" style:text-underline-color="font-color" officeooo:rsid="000d2148" officeooo:paragraph-rsid="0007997d"/>
    </style:style>
    <style:style style:name="P11" style:family="paragraph" style:parent-style-name="Subtitle">
      <style:text-properties officeooo:rsid="000d2148" officeooo:paragraph-rsid="0007997d"/>
    </style:style>
    <style:style style:name="P12" style:family="paragraph" style:parent-style-name="Text_20_body">
      <style:text-properties officeooo:rsid="0007997d" officeooo:paragraph-rsid="0007997d"/>
    </style:style>
    <style:style style:name="P13" style:family="paragraph" style:parent-style-name="Text_20_body">
      <style:text-properties style:text-underline-style="none" officeooo:rsid="0007997d" officeooo:paragraph-rsid="0007997d"/>
    </style:style>
    <style:style style:name="P14" style:family="paragraph" style:parent-style-name="Subtitle">
      <style:text-properties officeooo:rsid="000d2148" officeooo:paragraph-rsid="000b2b7b"/>
    </style:style>
    <style:style style:name="P15" style:family="paragraph" style:parent-style-name="Text_20_body">
      <style:text-properties style:text-underline-style="solid" style:text-underline-width="auto" style:text-underline-color="font-color" officeooo:rsid="000b2b7b" officeooo:paragraph-rsid="000b2b7b"/>
    </style:style>
    <style:style style:name="P16" style:family="paragraph" style:parent-style-name="Text_20_body">
      <style:text-properties style:text-underline-style="none" officeooo:rsid="000bdcbb" officeooo:paragraph-rsid="000bdcbb"/>
    </style:style>
    <style:style style:name="P17" style:family="paragraph" style:parent-style-name="Text_20_body">
      <style:text-properties style:text-underline-style="none" officeooo:rsid="000b2b7b" officeooo:paragraph-rsid="000b2b7b"/>
    </style:style>
    <style:style style:name="P18" style:family="paragraph" style:parent-style-name="Text_20_body">
      <style:text-properties style:text-underline-style="solid" style:text-underline-width="auto" style:text-underline-color="font-color" officeooo:rsid="000bdcbb" officeooo:paragraph-rsid="000bdcbb"/>
    </style:style>
    <style:style style:name="P19" style:family="paragraph" style:parent-style-name="Standard">
      <style:text-properties style:text-underline-style="none" officeooo:rsid="000b2b7b" officeooo:paragraph-rsid="000bdcbb"/>
    </style:style>
    <style:style style:name="P20" style:family="paragraph" style:parent-style-name="Text_20_body">
      <style:text-properties style:text-underline-style="none" officeooo:rsid="000b2b7b" officeooo:paragraph-rsid="000bdcbb"/>
    </style:style>
    <style:style style:name="P21" style:family="paragraph" style:parent-style-name="Title">
      <style:text-properties style:text-underline-style="solid" style:text-underline-width="auto" style:text-underline-color="font-color" officeooo:rsid="0007997d" officeooo:paragraph-rsid="0007997d"/>
    </style:style>
    <style:style style:name="P22" style:family="paragraph" style:parent-style-name="Text_20_body">
      <style:text-properties style:text-underline-style="solid" style:text-underline-width="auto" style:text-underline-color="font-color" officeooo:rsid="0007997d" officeooo:paragraph-rsid="0007997d"/>
    </style:style>
    <style:style style:name="P23" style:family="paragraph" style:parent-style-name="Subtitle">
      <style:text-properties officeooo:rsid="000c49a8" officeooo:paragraph-rsid="000c49a8"/>
    </style:style>
    <style:style style:name="P24" style:family="paragraph" style:parent-style-name="Text_20_body">
      <style:text-properties style:text-underline-style="solid" style:text-underline-width="auto" style:text-underline-color="font-color" officeooo:rsid="0007fffc" officeooo:paragraph-rsid="000c49a8"/>
    </style:style>
    <style:style style:name="P25" style:family="paragraph" style:parent-style-name="Text_20_body">
      <style:text-properties style:text-underline-style="solid" style:text-underline-width="auto" style:text-underline-color="font-color" officeooo:rsid="000c49a8" officeooo:paragraph-rsid="000c49a8"/>
    </style:style>
    <style:style style:name="P26" style:family="paragraph" style:parent-style-name="Text_20_body">
      <style:text-properties style:text-underline-style="none" officeooo:rsid="0007fffc" officeooo:paragraph-rsid="0007fffc"/>
    </style:style>
    <style:style style:name="P27" style:family="paragraph" style:parent-style-name="Text_20_body">
      <style:text-properties style:text-underline-style="solid" style:text-underline-width="auto" style:text-underline-color="font-color" officeooo:rsid="0007fffc" officeooo:paragraph-rsid="0007fffc"/>
    </style:style>
    <style:style style:name="P28" style:family="paragraph" style:parent-style-name="Subtitle">
      <style:text-properties officeooo:rsid="000e1e10" officeooo:paragraph-rsid="000e1e10"/>
    </style:style>
    <style:style style:name="P29" style:family="paragraph" style:parent-style-name="Text_20_body">
      <style:text-properties style:text-underline-style="solid" style:text-underline-width="auto" style:text-underline-color="font-color" officeooo:rsid="000e1e10" officeooo:paragraph-rsid="000e1e10"/>
    </style:style>
    <style:style style:name="P30" style:family="paragraph" style:parent-style-name="Text_20_body">
      <style:text-properties style:text-underline-style="none" officeooo:rsid="000e1e10" officeooo:paragraph-rsid="000e1e10"/>
    </style:style>
    <style:style style:name="P31" style:family="paragraph">
      <style:text-properties style:font-family-generic="roman" fo:font-size="12pt"/>
    </style:style>
    <style:style style:name="P32" style:family="paragraph">
      <loext:graphic-properties draw:fill="none" draw:fill-color="#ffffff"/>
      <style:text-properties style:font-family-generic="roman" fo:font-size="12pt"/>
    </style:style>
    <style:style style:name="P33" style:family="paragraph" style:parent-style-name="Text_20_body">
      <style:text-properties style:text-underline-style="none" officeooo:rsid="000c49a8" officeooo:paragraph-rsid="000c49a8"/>
    </style:style>
    <style:style style:name="P34" style:family="paragraph" style:parent-style-name="Text_20_body">
      <style:text-properties style:text-underline-style="solid" style:text-underline-width="auto" style:text-underline-color="font-color" officeooo:rsid="000eae11" officeooo:paragraph-rsid="000eae11"/>
    </style:style>
    <style:style style:name="P35" style:family="paragraph" style:parent-style-name="Table_20_Contents">
      <style:text-properties officeooo:rsid="000eae11" officeooo:paragraph-rsid="000eae11"/>
    </style:style>
    <style:style style:name="P36" style:family="paragraph" style:parent-style-name="Text_20_body">
      <style:text-properties style:text-underline-style="none" officeooo:rsid="000eae11" officeooo:paragraph-rsid="000eae11"/>
    </style:style>
    <style:style style:name="T1" style:family="text">
      <style:text-properties officeooo:rsid="0019f71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997d"/>
    </style:style>
    <style:style style:name="T4" style:family="text">
      <style:text-properties style:text-underline-style="none" officeooo:rsid="0019f710"/>
    </style:style>
    <style:style style:name="T5" style:family="text">
      <style:text-properties style:text-underline-style="solid" style:text-underline-width="auto" style:text-underline-color="font-color" officeooo:rsid="0019f71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 officeooo:rsid="0002a3cd"/>
    </style:style>
    <style:style style:name="T8" style:family="text">
      <style:text-properties style:text-underline-style="solid" style:text-underline-width="auto" style:text-underline-color="font-color" officeooo:rsid="000b2b7b"/>
    </style:style>
    <style:style style:name="T9" style:family="text">
      <style:text-properties officeooo:rsid="000bdcbb"/>
    </style:style>
    <style:style style:name="T10" style:family="text">
      <style:text-properties style:text-underline-style="solid" style:text-underline-width="auto" style:text-underline-color="font-color" officeooo:rsid="000e1e10"/>
    </style:style>
    <style:style style:name="T11" style:family="text">
      <style:text-properties style:text-underline-style="solid" style:text-underline-width="auto" style:text-underline-color="font-color" officeooo:rsid="0007fffc"/>
    </style:style>
    <style:style style:name="T12" style:family="text">
      <style:text-properties officeooo:rsid="000c49a8"/>
    </style:style>
    <style:style style:name="T13" style:family="text">
      <style:text-properties officeooo:rsid="000b2b7b"/>
    </style:style>
    <style:style style:name="T14" style:family="text">
      <style:text-properties officeooo:rsid="000e1e10"/>
    </style:style>
    <style:style style:name="T15" style:family="text">
      <style:text-properties style:font-family-generic="roman" fo:font-size="12pt"/>
    </style:style>
    <style:style style:name="gr1" style:family="graphic">
      <style:graphic-properties draw:textarea-horizontal-align="justify" draw:textarea-vertical-align="middle" draw:auto-grow-height="false" fo:min-height="0.399cm" fo:min-width="3.3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67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0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DD Kitchen He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angneux Luc</text:p>
      <text:p text:style-name="P3"><text:soft-page-break/>SUMMARY</text:p>
      <text:h text:style-name="P4" text:outline-level="1">I Game Overview</text:h>
      <text:h text:style-name="P5" text:outline-level="4"><text:span text:style-name="T1">1. </text:span>Introduction</text:h>
      <text:h text:style-name="P5" text:outline-level="4"><text:span text:style-name="T1">2. </text:span>Unique Selling points</text:h>
      <text:h text:style-name="P5" text:outline-level="4"><text:span text:style-name="T1">3. </text:span>Reference</text:h>
      <text:h text:style-name="P5" text:outline-level="4"><text:span text:style-name="T1">4.</text:span> Story</text:h>
      <text:h text:style-name="P6" text:outline-level="4">5. Universe</text:h>
      <text:h text:style-name="P5" text:outline-level="4"><text:span text:style-name="T1">6.</text:span> Protagonist</text:h>
      <text:h text:style-name="P5" text:outline-level="4"><text:span text:style-name="T1">7.</text:span> Antagonist</text:h>
      <text:h text:style-name="P5" text:outline-level="4"><text:span text:style-name="T1">8.</text:span> Rewards</text:h>
      <text:p text:style-name="P7"/>
      <text:p text:style-name="P7"/>
      <text:p text:style-name="P8">I Game Overview</text:p>
      <text:p text:style-name="P9"/>
      <text:p text:style-name="P10">Game name :<text:span text:style-name="T2"> <text:s/></text:span><text:span text:style-name="T3">Kitchen Hell</text:span></text:p>
      <text:p text:style-name="P10">Game type :<text:span text:style-name="T2"> </text:span><text:span text:style-name="T3">2D Tower Defense</text:span></text:p>
      <text:p text:style-name="P10"><text:span text:style-name="T1">Support :</text:span><text:span text:style-name="T4"> P</text:span><text:span text:style-name="T3">C </text:span><text:span text:style-name="T4">– MOBILE</text:span></text:p>
      <text:p text:style-name="P10"><text:span text:style-name="T4"/></text:p>
      <text:p text:style-name="P11"><text:span text:style-name="T5">1. </text:span><text:span text:style-name="T6">Introduction</text:span></text:p>
      <text:p text:style-name="P12"><text:span text:style-name="T7">I</text:span><text:span text:style-name="T2">n this game you are a cookchief for a big restaurant. But with the owner’s mysterious activities, a strange gas was released in the restaurant and all the food has turned alive and evil. <text:s/>Armed with « Spatuletta » you will have to defend yourself against foes. <text:s/>This gas also gave you one extra ability related to your cherished spatula, you can make it 3 times larger and do more damage.</text:span></text:p>
      <text:p text:style-name="P13"/>
      <text:p text:style-name="P14"><text:span text:style-name="T8">2</text:span><text:span text:style-name="T5">. </text:span><text:span text:style-name="T8">Persona</text:span></text:p>
      <text:p text:style-name="P15">Context</text:p>
      <text:p text:style-name="P16">Mobile-PC Tower Defenser game with easy controls. 5-10 min games.</text:p>
      <text:p text:style-name="P16">Colorful style and cartoon graphism (PVZ)</text:p>
      <text:p text:style-name="P17"><text:soft-page-break/></text:p>
      <text:p text:style-name="P15"><text:span text:style-name="T9">S</text:span>ociodemographic <text:span text:style-name="T9">Profile</text:span></text:p>
      <text:p text:style-name="P17">-Age : 10-30 <text:span text:style-name="T9">years</text:span></text:p>
      <text:p text:style-name="P17">-Situation : <text:span text:style-name="T9">Students</text:span>, <text:span text:style-name="T9">Employee</text:span>, Parent<text:span text:style-name="T9">s</text:span></text:p>
      <text:p text:style-name="P17"><text:span text:style-name="T9">-E</text:span>xp <text:span text:style-name="T9">Lvl</text:span> : <text:span text:style-name="T9">Medium</text:span></text:p>
      <text:p text:style-name="P17"><text:span text:style-name="T9">-Fav </text:span>Plateform : pc – mobile</text:p>
      <text:p text:style-name="P17"/>
      <text:p text:style-name="P15">Motivations</text:p>
      <text:p text:style-name="P17">- Achiever + <text:span text:style-name="T9">Easy/Hard Fun</text:span></text:p>
      <text:p text:style-name="P18">Frustrations</text:p>
      <text:p text:style-name="P16">-Challenge Difficulty</text:p>
      <text:p text:style-name="P18">Conclusion – Persona</text:p>
      <text:p text:style-name="P16">James, 19 years, employee in an construction enterprise plays on his pc at homr or on his mobile phone during breaks. He’s motivated by <text:s/>a game proposing fast, engaging and rather difficlut challenge.</text:p>
      <text:p text:style-name="P19"/>
      <text:p text:style-name="P20"/>
      <text:p text:style-name="P15"/>
      <text:p text:style-name="P13"/>
      <text:p text:style-name="P13"/>
      <text:p text:style-name="P21">II Gameplay</text:p>
      <text:p text:style-name="P22"/>
      <text:p text:style-name="P23"><text:span text:style-name="T10">1.</text:span><text:span text:style-name="T8">3</text:span><text:span text:style-name="T6">C</text:span></text:p>
      <text:p text:style-name="P24"><text:span text:style-name="T11"/></text:p>
      <text:p text:style-name="P25">Character</text:p>
      <text:p text:style-name="P26">- <text:span text:style-name="T12">The character is the </text:span>cookchief, the blue capsule with its white spatula and a red point for pivot.</text:p>
      <text:p text:style-name="P26"/>
      <text:p text:style-name="P25">Camera</text:p>
      <text:p text:style-name="P26">-The Camera is fix<text:span text:style-name="T13">ed </text:span>and follow<text:span text:style-name="T13">s</text:span> the avatar <text:span text:style-name="T12">on th XY plane so the player can’t see far away and what’s coming for him.</text:span></text:p>
      <text:p text:style-name="P27">Controls are :</text:p>
      <text:p text:style-name="P26">-Move with arrows or ZQSD</text:p>
      <text:p text:style-name="P26"><text:soft-page-break/>-Hit with mouse left click</text:p>
      <text:p text:style-name="P26">-Start waves with V</text:p>
      <text:p text:style-name="P26">-Special Attack with A (Q in <text:span text:style-name="T14">c</text:span>ode)</text:p>
      <text:p text:style-name="P26"/>
      <text:p text:style-name="P28"><text:span text:style-name="T6">2.</text:span><text:span text:style-name="T8">C</text:span><text:span text:style-name="T6">ore Loop</text:span></text:p>
      <text:p text:style-name="P29"/>
      <text:p text:style-name="P30"><draw:custom-shape text:anchor-type="paragraph" draw:z-index="0" draw:name="Forme 1" draw:style-name="gr1" svg:width="3.873cm" svg:height="0.795cm" svg:x="6.65cm" svg:y="-0.0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frame text:anchor-type="paragraph" draw:z-index="1" draw:name="Cadre de texte 1" draw:style-name="gr2" draw:text-style-name="P32" svg:width="5.654cm" svg:height="2.671cm" svg:x="11.458cm" svg:y="0.092cm"><draw:text-box><text:p text:style-name="P31"><text:span text:style-name="T15">Defend against foes</text:span></text:p></draw:text-box></draw:frame><draw:frame text:anchor-type="paragraph" draw:z-index="2" draw:name="Cadre de texte 2" draw:style-name="gr2" draw:text-style-name="P32" svg:width="5.654cm" svg:height="2.671cm" svg:x="0.104cm" svg:y="-0.078cm"><draw:text-box><text:p text:style-name="P31"><text:span text:style-name="T15">Start Waves</text:span></text:p></draw:text-box></draw:frame><text:tab/><text:tab/><text:tab/><text:tab/><text:tab/></text:p>
      <text:p text:style-name="P26"><draw:custom-shape text:anchor-type="paragraph" draw:z-index="3" draw:name="Forme 2" draw:style-name="gr1" svg:width="3.873cm" svg:height="0.795cm" draw:transform="rotate (-2.31430658814448) translate (13.5554861111111cm 0.610305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5" draw:name="Forme 3" draw:style-name="gr1" svg:width="3.873cm" svg:height="0.795cm" draw:transform="rotate (2.32512762950685) translate (5.70970833333333cm 3.40077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p>
      <text:p text:style-name="P26"/>
      <text:p text:style-name="P33"/>
      <text:p text:style-name="P33"/>
      <text:p text:style-name="P33"><draw:frame text:anchor-type="paragraph" draw:z-index="4" draw:name="Cadre de texte 3" draw:style-name="gr3" draw:text-style-name="P32" svg:width="4.305cm" svg:height="0.802cm" svg:x="6.336cm" svg:y="0.321cm"><draw:text-box><text:p text:style-name="P31"><text:span text:style-name="T15">Survive 5 waves</text:span></text:p></draw:text-box></draw:frame></text:p>
      <text:p text:style-name="P33"/>
      <text:p text:style-name="P33"/>
      <text:p text:style-name="P33"/>
      <text:p text:style-name="P34">Balancing boar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5">Stats/Prefab</text:p>
          </table:table-cell>
          <table:table-cell table:style-name="Tableau1.A1" office:value-type="string">
            <text:p text:style-name="P35">Chicken</text:p>
          </table:table-cell>
          <table:table-cell table:style-name="Tableau1.A1" office:value-type="string">
            <text:p text:style-name="P35">Carrots</text:p>
          </table:table-cell>
          <table:table-cell table:style-name="Tableau1.D1" office:value-type="string">
            <text:p text:style-name="P35">Joueur</text:p>
          </table:table-cell>
        </table:table-row>
        <table:table-row table:style-name="Tableau1.2">
          <table:table-cell table:style-name="Tableau1.A2" office:value-type="string">
            <text:p text:style-name="P35">Hp</text:p>
          </table:table-cell>
          <table:table-cell table:style-name="Tableau1.A2" office:value-type="string">
            <text:p text:style-name="P35">3</text:p>
          </table:table-cell>
          <table:table-cell table:style-name="Tableau1.A2" office:value-type="string">
            <text:p text:style-name="P35">7</text:p>
          </table:table-cell>
          <table:table-cell table:style-name="Tableau1.D2" office:value-type="string">
            <text:p text:style-name="P35">20</text:p>
          </table:table-cell>
        </table:table-row>
        <table:table-row table:style-name="Tableau1.3">
          <table:table-cell table:style-name="Tableau1.A2" office:value-type="string">
            <text:p text:style-name="P35">DPS</text:p>
          </table:table-cell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3</text:p>
          </table:table-cell>
          <table:table-cell table:style-name="Tableau1.D2" office:value-type="string">
            <text:p text:style-name="P35">1</text:p>
          </table:table-cell>
        </table:table-row>
      </table:table>
      <text:p text:style-name="P36"/>
      <text:p text:style-name="P36">The chicken is a range unit so it has to have less HP than the Carrots which is a close range and bulkier unit.</text:p>
      <text:p text:style-name="P36">The player has 20 HP to make the game well balanced.</text:p>
      <text:p text:style-name="P36"/>
      <text:p text:style-name="P36">After playtest, the game is normal challenge as the ennemies rush towards you. S</text:p>
      <text:p text:style-name="P36"/>
      <text:p text:style-name="P36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4T18:15:20.994573100</meta:creation-date>
    <dc:date>2025-12-14T22:22:18.213407100</dc:date>
    <meta:editing-duration>PT53M36S</meta:editing-duration>
    <meta:editing-cycles>7</meta:editing-cycles>
    <meta:generator>LibreOffice/25.8.3.2$Windows_X86_64 LibreOffice_project/8ca8d55c161d602844f5428fa4b58097424e324e</meta:generator>
    <meta:document-statistic meta:table-count="1" meta:image-count="0" meta:object-count="0" meta:page-count="4" meta:paragraph-count="62" meta:word-count="338" meta:character-count="1874" meta:non-whitespace-character-count="1585"/>
  </office:meta>
</office:document-meta>
</file>